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45M24.283S">
            <text:p>11:45:24.2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45M24.337S">
            <text:p>11:45:24.3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45M24.386S">
            <text:p>11:45:24.3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45M24.439S">
            <text:p>11:45:24.4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45M24.487S">
            <text:p>11:45:24.4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45M24.54S">
            <text:p>11:45:24.5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45M24.588S">
            <text:p>11:45:24.5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45M24.642S">
            <text:p>11:45:24.6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45M24.693S">
            <text:p>11:45:24.6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45M24.743S">
            <text:p>11:45:24.7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45M24.793S">
            <text:p>11:45:24.7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45M24.843S">
            <text:p>11:45:24.8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45M24.748S">
            <text:p>11:45:24.7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45M24.292S">
            <text:p>11:45:24.2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45M24.894S">
            <text:p>11:45:24.8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45M24.697S">
            <text:p>11:45:24.7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45M24.945S">
            <text:p>11:45:24.9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45M24.647S">
            <text:p>11:45:24.65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45M24.995S">
            <text:p>11:45:25.0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45M24.593S">
            <text:p>11:45:24.5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412">
            <text:p>412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45M24.544S">
            <text:p>11:45:24.5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45M25.046S">
            <text:p>11:45:25.0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45M24.491S">
            <text:p>11:45:24.4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45M25.097S">
            <text:p>11:45:25.1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45M24.444S">
            <text:p>11:45:24.4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45M25.146S">
            <text:p>11:45:25.1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45M24.39S">
            <text:p>11:45:24.3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45M25.197S">
            <text:p>11:45:25.2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45M24.346S">
            <text:p>11:45:24.3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45M25.247S">
            <text:p>11:45:25.2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45M25.145S">
            <text:p>11:45:25.15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45M25.096S">
            <text:p>11:45:25.10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45M25.102S">
            <text:p>11:45:25.1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45M25.151S">
            <text:p>11:45:25.1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45M25.046S">
            <text:p>11:45:25.05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414">
            <text:p>414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45M25.054S">
            <text:p>11:45:25.0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45M25.003S">
            <text:p>11:45:25.0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45M24.967S">
            <text:p>11:45:24.97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45M25.008S">
            <text:p>11:45:25.01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45M24.95S">
            <text:p>11:45:24.9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613">
            <text:p>61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45M24.925S">
            <text:p>11:45:24.93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45M24.874S">
            <text:p>11:45:24.87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45M24.863S">
            <text:p>11:45:24.8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820">
            <text:p>82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45M24.847S">
            <text:p>11:45:24.8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45M25.577S">
            <text:p>11:45:25.58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45M25.709S">
            <text:p>11:45:25.71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45M25.373S">
            <text:p>11:45:25.37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45M25.776S">
            <text:p>11:45:25.7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45M24.899S">
            <text:p>11:45:24.9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45M25.565S">
            <text:p>11:45:25.5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45M24.798S">
            <text:p>11:45:24.8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45M25.519S">
            <text:p>11:45:25.52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45M25.5S">
            <text:p>11:45:25.50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45M25.486S">
            <text:p>11:45:25.4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45M25.941S">
            <text:p>11:45:25.9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45M25.474S">
            <text:p>11:45:25.4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45M25.951S">
            <text:p>11:45:25.95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45M25.462S">
            <text:p>11:45:25.4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45M25.4S">
            <text:p>11:45:25.4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45M26.001S">
            <text:p>11:45:26.00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45M25.386S">
            <text:p>11:45:25.3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45M25.252S">
            <text:p>11:45:25.2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45M25.313S">
            <text:p>11:45:25.31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45M26.097S">
            <text:p>11:45:26.10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45M25.185S">
            <text:p>11:45:25.19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45M25.201S">
            <text:p>11:45:25.2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45M25.225S">
            <text:p>11:45:25.23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067">
            <text:p>1067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45M26.044S">
            <text:p>11:45:26.0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45M26.034S">
            <text:p>11:45:26.0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45M25.987S">
            <text:p>11:45:25.9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45M26.33S">
            <text:p>11:45:26.3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45M25.968S">
            <text:p>11:45:25.9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45M26.346S">
            <text:p>11:45:26.3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45M25.927S">
            <text:p>11:45:25.9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45M26.361S">
            <text:p>11:45:26.3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45M25.914S">
            <text:p>11:45:25.9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45M26.017S">
            <text:p>11:45:26.0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45M25.893S">
            <text:p>11:45:25.8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45M26.414S">
            <text:p>11:45:26.4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45M25.701S">
            <text:p>11:45:25.7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45M26.401S">
            <text:p>11:45:26.4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45M25.686S">
            <text:p>11:45:25.6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770">
            <text:p>77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45M26.457S">
            <text:p>11:45:26.4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45M25.636S">
            <text:p>11:45:25.64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45M26.489S">
            <text:p>11:45:26.49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45M26.431S">
            <text:p>11:45:26.4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45M26.384S">
            <text:p>11:45:26.3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45M26.527S">
            <text:p>11:45:26.5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45M26.543S">
            <text:p>11:45:26.5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45M26.259S">
            <text:p>11:45:26.26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45M26.294S">
            <text:p>11:45:26.2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45M26.587S">
            <text:p>11:45:26.59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45M26.449S">
            <text:p>11:45:26.4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45M26.316S">
            <text:p>11:45:26.3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45M26.613S">
            <text:p>11:45:26.61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1763">
            <text:p>31763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45M26.282S">
            <text:p>11:45:26.2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45M26.644S">
            <text:p>11:45:26.6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45M26.641S">
            <text:p>11:45:26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1765">
            <text:p>3176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45M26.652S">
            <text:p>11:45:26.6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45M26.698S">
            <text:p>11:45:26.7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1764">
            <text:p>3176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45M25.734S">
            <text:p>11:45:25.73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196">
            <text:p>219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45M27.933S">
            <text:p>11:45:27.93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45M25.795S">
            <text:p>11:45:25.80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179">
            <text:p>217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45M27.974S">
            <text:p>11:45:27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45M27.982S">
            <text:p>11:45:27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45M27.987S">
            <text:p>11:45:27.9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45M27.977S">
            <text:p>11:45:27.98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45M28.019S">
            <text:p>11:45:28.0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45M28.026S">
            <text:p>11:45:28.03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45M28.03S">
            <text:p>11:45:28.03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45M25.992S">
            <text:p>11:45:25.99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110">
            <text:p>21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45M28.106S">
            <text:p>11:45:28.11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45M26.026S">
            <text:p>11:45:26.03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127">
            <text:p>212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45M25.977S">
            <text:p>11:45:25.98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180">
            <text:p>218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45M28.145S">
            <text:p>11:45:28.15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45M28.169S">
            <text:p>11:45:28.17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45M28.174S">
            <text:p>11:45:28.17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45M28.16S">
            <text:p>11:45:28.1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45M28.208S">
            <text:p>11:45:28.2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45M28.215S">
            <text:p>11:45:28.22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45M28.22S">
            <text:p>11:45:28.2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45M28.169S">
            <text:p>11:45:28.17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45M26.117S">
            <text:p>11:45:26.12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110">
            <text:p>21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45M28.229S">
            <text:p>11:45:28.23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45M28.237S">
            <text:p>11:45:28.24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45M28.242S">
            <text:p>11:45:28.24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45M28.233S">
            <text:p>11:45:28.23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45M28.271S">
            <text:p>11:45:28.2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45M28.279S">
            <text:p>11:45:28.28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45M28.283S">
            <text:p>11:45:28.2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45M26.36S">
            <text:p>11:45:26.3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115">
            <text:p>211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45M28.477S">
            <text:p>11:45:28.4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45M28.521S">
            <text:p>11:45:28.5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45M26.375S">
            <text:p>11:45:26.3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159">
            <text:p>215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45M28.528S">
            <text:p>11:45:28.5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45M28.544S">
            <text:p>11:45:28.5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45M26.393S">
            <text:p>11:45:26.3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166">
            <text:p>216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45M26.447S">
            <text:p>11:45:26.4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131">
            <text:p>213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45M28.536S">
            <text:p>11:45:28.5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45M28.585S">
            <text:p>11:45:28.5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45M28.593S">
            <text:p>11:45:28.5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45M28.597S">
            <text:p>11:45:28.6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45M26.48S">
            <text:p>11:45:26.4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134">
            <text:p>213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45M28.565S">
            <text:p>11:45:28.5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45M26.451S">
            <text:p>11:45:26.4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172">
            <text:p>217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45M28.622S">
            <text:p>11:45:28.6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45M28.633S">
            <text:p>11:45:28.6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45M28.639S">
            <text:p>11:45:28.6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45M28.584S">
            <text:p>11:45:28.5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45M28.645S">
            <text:p>11:45:28.6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45M28.652S">
            <text:p>11:45:28.6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45M28.657S">
            <text:p>11:45:28.6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45M28.617S">
            <text:p>11:45:28.6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45M28.68S">
            <text:p>11:45:28.6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45M28.688S">
            <text:p>11:45:28.6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45M28.626S">
            <text:p>11:45:28.6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45M28.693S">
            <text:p>11:45:28.6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45M26.55S">
            <text:p>11:45:26.5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152">
            <text:p>215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45M28.696S">
            <text:p>11:45:28.7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45M28.709S">
            <text:p>11:45:28.7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45M28.714S">
            <text:p>11:45:28.7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45M26.516S">
            <text:p>11:45:26.52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205">
            <text:p>220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45M28.705S">
            <text:p>11:45:28.7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45M28.748S">
            <text:p>11:45:28.7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45M28.756S">
            <text:p>11:45:28.7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45M26.568S">
            <text:p>11:45:26.5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95">
            <text:p>219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45M28.762S">
            <text:p>11:45:28.7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45M26.622S">
            <text:p>11:45:26.62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153">
            <text:p>215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45M26.67S">
            <text:p>11:45:26.6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114">
            <text:p>211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45M28.724S">
            <text:p>11:45:28.72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45M28.788S">
            <text:p>11:45:28.7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45M28.795S">
            <text:p>11:45:28.80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45M28.8S">
            <text:p>11:45:28.8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45M26.647S">
            <text:p>11:45:26.65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187">
            <text:p>218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45M28.765S">
            <text:p>11:45:28.7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45M28.845S">
            <text:p>11:45:28.8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45M28.785S">
            <text:p>11:45:28.7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45M28.852S">
            <text:p>11:45:28.8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45M28.86S">
            <text:p>11:45:28.8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45M26.681S">
            <text:p>11:45:26.6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184">
            <text:p>218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45M28.858S">
            <text:p>11:45:28.8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45M28.779S">
            <text:p>11:45:28.78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45M28.877S">
            <text:p>11:45:28.8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45M28.885S">
            <text:p>11:45:28.8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45M28.878S">
            <text:p>11:45:28.8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45M28.902S">
            <text:p>11:45:28.90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45M28.839S">
            <text:p>11:45:28.84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45M28.912S">
            <text:p>11:45:28.91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45M28.914S">
            <text:p>11:45:28.9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45M28.868S">
            <text:p>11:45:28.8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45M26.716S">
            <text:p>11:45:26.7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226">
            <text:p>222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45M28.942S">
            <text:p>11:45:28.94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45M28.943S">
            <text:p>11:45:28.9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45M28.957S">
            <text:p>11:45:28.9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45M28.962S">
            <text:p>11:45:28.9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45M28.968S">
            <text:p>11:45:28.9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45M28.945S">
            <text:p>11:45:28.9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45M28.99S">
            <text:p>11:45:28.9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45M28.997S">
            <text:p>11:45:29.0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45M29.002S">
            <text:p>11:45:29.0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  <table:database-ranges>
        <table:database-range table:target-range-address="Sheet1.F1:Sheet1.F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40:30.13</dc:date>
    <meta:document-statistic meta:table-count="1" meta:cell-count="1407" meta:object-count="0"/>
    <meta:generator>OpenOffice.org/3.2$Win32 OpenOffice.org_project/320m12$Build-9483</meta:generator>
  </office:meta>
</office:document-meta>
</file>